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d320"/>
    </style:style>
    <style:style style:name="ce11" style:family="table-cell" style:parent-style-name="Default">
      <style:table-cell-properties fo:background-color="#ffd320"/>
      <style:text-properties style:text-line-through-style="soli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/>
    </style:style>
    <style:style style:name="ce15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5" table:number-rows-spanned="1">
            <text:p>Olimexino pin map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5"/>
        </table:table-row>
        <table:table-row table:style-name="ro2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style-name="ce3" office:value-type="string">
            <text:p>Vin</text:p>
          </table:table-cell>
          <table:table-cell office:value-type="string">
            <text:p>+12V</text:p>
          </table:table-cell>
          <table:table-cell table:style-name="ce8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table:style-name="ce8" office:value-type="string" table:number-columns-spanned="3" table:number-rows-spanned="1">
            <text:p>Active low, break out to shiel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2" office:value-type="string" table:number-columns-spanned="2" table:number-rows-spanned="1">
            <text:p>RF200 protoboar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UART2</text:p>
          </table:table-cell>
          <table:table-cell table:number-columns-repeated="2"/>
        </table:table-row>
        <table:table-row table:style-name="ro2">
          <table:table-cell office:value-type="string">
            <text:p>GPIO8</text:p>
          </table:table-cell>
          <table:table-cell office:value-type="string">
            <text:p>TX</text:p>
          </table:table-cell>
          <table:table-cell office:value-type="float" office:value="0">
            <text:p>0</text:p>
          </table:table-cell>
          <table:table-cell office:value-type="string">
            <text:p>3_RX</text:p>
          </table:table-cell>
          <table:table-cell table:number-columns-repeated="3"/>
        </table:table-row>
        <table:table-row table:style-name="ro2">
          <table:table-cell office:value-type="string">
            <text:p>GPIO7</text:p>
          </table:table-cell>
          <table:table-cell office:value-type="string">
            <text:p>RX</text:p>
          </table:table-cell>
          <table:table-cell office:value-type="float" office:value="1">
            <text:p>1</text:p>
          </table:table-cell>
          <table:table-cell office:value-type="string">
            <text:p>3_TX</text:p>
          </table:table-cell>
          <table:table-cell table:number-columns-repeated="3"/>
        </table:table-row>
        <table:table-row table:style-name="ro2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UART1</text:p>
          </table:table-cell>
          <table:table-cell table:number-columns-repeated="2"/>
        </table:table-row>
        <table:table-row table:style-name="ro2">
          <table:table-cell office:value-type="string">
            <text:p>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Yellow</text:p>
          </table:table-cell>
          <table:table-cell office:value-type="string">
            <text:p>NC</text:p>
          </table:table-cell>
          <table:table-cell table:number-columns-repeated="5"/>
        </table:table-row>
        <table:table-row table:style-name="ro2">
          <table:table-cell table:style-name="ce4" office:value-type="string">
            <text:p>Green</text:p>
          </table:table-cell>
          <table:table-cell table:style-name="ce4" office:value-type="string">
            <text:p>PPS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Interrupt, EXTI11</text:p>
          </table:table-cell>
          <table:table-cell table:style-name="ce10" office:value-type="string">
            <text:p>5V tolerant</text:p>
          </table:table-cell>
          <table:table-cell table:style-name="ce13" office:value-type="string" table:number-columns-spanned="2" table:number-rows-spanned="1">
            <text:p>EXTI: D30</text:p>
          </table:table-cell>
          <table:covered-table-cell/>
        </table:table-row>
        <table:table-row table:style-name="ro2">
          <table:table-cell office:value-type="string">
            <text:p>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Red</text:p>
          </table:table-cell>
          <table:table-cell office:value-type="string">
            <text:p>TX</text:p>
          </table:table-cell>
          <table:table-cell office:value-type="float" office:value="8">
            <text:p>8</text:p>
          </table:table-cell>
          <table:table-cell office:value-type="string">
            <text:p>2_RX</text:p>
          </table:table-cell>
          <table:table-cell table:style-name="ce10" office:value-type="string">
            <text:p>5V tolerant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SPI2</text:p>
          </table:table-cell>
          <table:table-cell table:number-columns-repeated="2"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2_MISO</text:p>
          </table:table-cell>
          <table:table-cell table:style-name="ce11" office:value-type="string">
            <text:p>5V tolerant</text:p>
          </table:table-cell>
          <table:table-cell table:style-name="ce14" office:value-type="string" table:number-columns-spanned="1" table:number-rows-spanned="4">
            <text:p>Onboard SD-header on SPI2</text:p>
          </table:table-cell>
          <table:table-cell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2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2_SS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2_SCK</text:p>
          </table:table-cell>
          <table:table-cell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I2C1, SPI1</text:p>
          </table:table-cell>
          <table:table-cell table:number-columns-repeated="2"/>
        </table:table-row>
        <table:table-row table:style-name="ro2">
          <table:table-cell table:style-name="ce4" office:value-type="string">
            <text:p>J5.9</text:p>
          </table:table-cell>
          <table:table-cell table:style-name="ce4" office:value-type="string">
            <text:p>nDRDY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rrupt, EXTI1</text:p>
          </table:table-cell>
          <table:table-cell/>
          <table:table-cell table:style-name="ce15" office:value-type="string" table:number-columns-spanned="2" table:number-rows-spanned="1">
            <text:p>EXTI: D3,D16,D28</text:p>
          </table:table-cell>
          <table:covered-table-cell/>
        </table:table-row>
        <table:table-row table:style-name="ro2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13">
            <text:p>13</text:p>
          </table:table-cell>
          <table:table-cell office:value-type="string">
            <text:p>1_SCK</text:p>
          </table:table-cell>
          <table:table-cell/>
          <table:table-cell table:style-name="ce14" office:value-type="string" table:number-columns-spanned="1" table:number-rows-spanned="3">
            <text:p>SPI</text:p>
          </table:table-cell>
          <table:table-cell/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11">
            <text:p>11</text:p>
          </table:table-cell>
          <table:table-cell office:value-type="string">
            <text:p>1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12">
            <text:p>12</text:p>
          </table:table-cell>
          <table:table-cell office:value-type="string">
            <text:p>1_MISO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5">
            <text:p>5</text:p>
          </table:table-cell>
          <table:table-cell office:value-type="string">
            <text:p>1_SCL</text:p>
          </table:table-cell>
          <table:table-cell office:value-type="string">
            <text:p>Pullup to 3.3V</text:p>
          </table:table-cell>
          <table:table-cell table:style-name="ce16" office:value-type="string" table:number-columns-spanned="1" table:number-rows-spanned="2">
            <text:p>I2C</text:p>
          </table:table-cell>
          <table:table-cell/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9">
            <text:p>9</text:p>
          </table:table-cell>
          <table:table-cell office:value-type="string">
            <text:p>1_SD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2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GND +6V</text:p>
          </table:table-cell>
          <table:table-cell table:number-columns-repeated="2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ob</text:p>
          </table:table-cell>
          <table:table-cell office:value-type="string">
            <text:p>Opamp output</text:p>
          </table:table-cell>
          <table:table-cell office:value-type="string">
            <text:p>GND +6V (+-2.5V)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>
            <text:p>Olimexino</text:p>
          </table:table-cell>
          <table:table-cell table:number-columns-repeated="3"/>
        </table:table-row>
        <table:table-row table:style-name="ro2">
          <table:table-cell office:value-type="string">
            <text:p>J8.1</text:p>
          </table:table-cell>
          <table:table-cell table:number-columns-repeated="2" office:value-type="string">
            <text:p>+10VA</text:p>
          </table:table-cell>
          <table:table-cell table:number-columns-repeated="2"/>
          <table:table-cell table:style-name="ce16" office:value-type="string" table:number-columns-spanned="1" table:number-rows-spanned="10">
            <text:p>Power supply</text:p>
          </table:table-cell>
          <table:table-cell/>
        </table:table-row>
        <table:table-row table:style-name="ro2">
          <table:table-cell office:value-type="string">
            <text:p>J8.2</text:p>
          </table:table-cell>
          <table:table-cell table:number-columns-repeated="2" office:value-type="string">
            <text:p>-10VA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3</text:p>
          </table:table-cell>
          <table:table-cell office:value-type="string">
            <text:p>+5VA</text:p>
          </table:table-cell>
          <table:table-cell office:value-type="string">
            <text:p>+5V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4</text:p>
          </table:table-cell>
          <table:table-cell office:value-type="string">
            <text:p>-5VA</text:p>
          </table:table-cell>
          <table:table-cell office:value-type="string">
            <text:p>-6VA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5</text:p>
          </table:table-cell>
          <table:table-cell table:number-columns-repeated="2"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6</text:p>
          </table:table-cell>
          <table:table-cell table:number-columns-repeated="2" office:value-type="string">
            <text:p>A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12"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Use AGND as DGND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No</text:p>
          </table:table-cell>
          <table:table-cell table:style-name="ce8" office:value-type="string" table:number-columns-spanned="4" table:number-rows-spanned="1">
            <text:p>Connected by J7.78</text:p>
          </table:table-cell>
          <table:covered-table-cell table:number-columns-repeated="3" table:style-name="ce12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4-21T16:40:41</dc:date>
    <dc:creator>Gaute Hope</dc:creator>
    <meta:editing-duration>P1DT4H1M6S</meta:editing-duration>
    <meta:editing-cycles>81</meta:editing-cycles>
    <meta:generator>LibreOffice/3.5$Linux_X86_64 LibreOffice_project/350m1$Build-102</meta:generator>
    <meta:document-statistic meta:table-count="3" meta:cell-count="180" meta:object-count="0"/>
  </office:meta>
</office:document-meta>
</file>